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nsolas2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fo:font-weight="bold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style:font-weight-complex="bold"/>
    </style:style>
    <style:style style:name="P3" style:family="paragraph" style:parent-style-name="Standard">
      <style:text-properties fo:color="#000000" style:font-name="Times New Roman" fo:font-size="14pt" style:font-size-asian="14pt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4pt" style:font-size-asian="14pt" style:font-size-complex="14pt" style:font-weight-complex="bold"/>
    </style:style>
    <style:style style:name="P5" style:family="paragraph" style:parent-style-name="Standard">
      <style:paragraph-properties fo:margin-left="9.001cm" fo:margin-right="0cm" fo:text-indent="0cm" style:auto-text-indent="false"/>
      <style:text-properties fo:color="#000000" style:font-name="Times New Roman" fo:font-size="14pt" style:font-size-asian="14pt" style:font-size-complex="14pt" style:font-weight-complex="bold"/>
    </style:style>
    <style:style style:name="P6" style:family="paragraph" style:parent-style-name="Standard">
      <style:paragraph-properties fo:margin-left="9.001cm" fo:margin-right="0cm" fo:text-align="end" style:justify-single-word="false" fo:text-indent="0cm" style:auto-text-indent="false"/>
      <style:text-properties fo:color="#000000" style:font-name="Times New Roman" fo:font-size="14pt" style:font-size-asian="14pt" style:font-size-complex="14pt" style:font-weight-complex="bold"/>
    </style:style>
    <style:style style:name="P7" style:family="paragraph" style:parent-style-name="Normal_20__28_Web_29_">
      <style:paragraph-properties fo:text-align="center" style:justify-single-word="false"/>
    </style:style>
    <style:style style:name="P8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color="#333333" style:font-name="Times New Roman" fo:font-size="14pt" fo:font-style="normal" fo:font-weight="normal" style:font-name-asian="Times New Roman1" style:font-size-asian="14pt" style:language-asian="ru" style:country-asian="RU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333333" style:font-name="Times New Roman" fo:font-size="14pt" fo:font-style="normal" fo:font-weight="bold" style:font-name-asian="Times New Roman1" style:font-size-asian="14pt" style:language-asian="ru" style:country-asian="RU" style:font-style-asian="normal" style:font-weight-asian="bold" style:font-size-complex="12pt" style:font-style-complex="normal" style:font-weight-complex="bold"/>
    </style:style>
    <style:style style:name="P10" style:family="paragraph" style:parent-style-name="List_20_Paragraph" style:master-page-name="">
      <style:paragraph-properties loext:contextual-spacing="true" fo:margin-left="0.318cm" fo:margin-right="0cm" fo:margin-top="0cm" fo:margin-bottom="0cm" fo:line-height="100%" fo:text-align="justify" style:justify-single-word="false" fo:orphans="2" fo:widows="2" fo:text-indent="1.27cm" style:auto-text-indent="false" style:page-number="auto" fo:background-color="transparent" style:writing-mode="lr-tb">
        <style:background-image/>
      </style:paragraph-properties>
    </style:style>
    <style:style style:name="P11" style:family="paragraph" style:parent-style-name="Standard" style:master-page-name="Standard">
      <style:paragraph-properties loext:contextual-spacing="false" fo:margin-top="0.423cm" fo:margin-bottom="0.353cm" fo:text-align="center" style:justify-single-word="false" style:page-number="auto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color="#333333" style:font-name="Times New Roman" fo:font-size="14pt" fo:font-style="normal" fo:font-weight="normal" style:font-name-asian="Times New Roman1" style:font-size-asian="14pt" style:language-asian="ru" style:country-asian="RU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color="#333333" style:font-name="Times New Roman" fo:font-size="14pt" fo:language="en" fo:country="US" fo:font-style="normal" fo:font-weight="normal" style:font-name-asian="Times New Roman1" style:font-size-asian="14pt" style:language-asian="ru" style:country-asian="RU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color="#333333" style:font-name="Consolas1" fo:font-size="12pt" fo:language="en" fo:country="US" fo:font-style="normal" fo:font-weight="normal" style:font-name-asian="Times New Roman1" style:font-size-asian="12pt" style:language-asian="ru" style:country-asian="RU" style:font-style-asian="normal" style:font-weight-asian="normal" style:font-size-complex="12pt" style:font-style-complex="normal" style:font-weight-complex="normal"/>
    </style:style>
    <style:style style:name="P15" style:family="paragraph" style:parent-style-name="List_20_Paragraph">
      <style:paragraph-properties loext:contextual-spacing="false" fo:margin-left="0cm" fo:margin-right="0cm" fo:margin-top="0cm" fo:margin-bottom="0cm" fo:line-height="100%" fo:text-align="justify" style:justify-single-word="false" fo:text-indent="1.251cm" style:auto-text-indent="false"/>
      <style:text-properties fo:color="#333333" style:font-name="Times New Roman" fo:font-size="14pt" fo:font-style="normal" fo:font-weight="bold" style:font-name-asian="Times New Roman1" style:font-size-asian="14pt" style:language-asian="ru" style:country-asian="RU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 style:font-name="Times New Roman" fo:font-weight="bold" style:font-weight-asian="bold" style:font-size-complex="14pt" style:font-weight-complex="bold"/>
    </style:style>
    <style:style style:name="T2" style:family="text">
      <style:text-properties fo:color="#000000" style:font-name="Times New Roman" style:font-size-complex="14pt" style:font-weight-complex="bold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style:font-size-asian="14pt" style:font-size-complex="14pt" style:font-weight-complex="bold"/>
    </style:style>
    <style:style style:name="T5" style:family="text">
      <style:text-properties fo:color="#000000" fo:font-size="14pt" fo:language="en" fo:country="US" style:font-size-asian="14pt" style:font-size-complex="14pt" style:font-weight-complex="bold"/>
    </style:style>
    <style:style style:name="T6" style:family="text">
      <style:text-properties fo:color="#000000" fo:font-size="16pt" fo:language="en" fo:country="US" style:font-size-asian="16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33333" style:font-name="Times New Roman" fo:font-size="14pt" fo:font-weight="bold" style:font-name-asian="Times New Roman1" style:font-size-asian="14pt" style:language-asian="ru" style:country-asian="RU" style:font-weight-asian="bold" style:font-size-complex="12pt"/>
    </style:style>
    <style:style style:name="T9" style:family="text">
      <style:text-properties fo:color="#333333" style:font-name="Times New Roman" fo:font-size="14pt" fo:font-weight="bold" style:font-name-asian="Times New Roman1" style:font-size-asian="14pt" style:language-asian="ru" style:country-asian="RU" style:font-weight-asian="bold" style:font-size-complex="14pt"/>
    </style:style>
    <style:style style:name="T10" style:family="text">
      <style:text-properties fo:color="#333333" style:font-name="Times New Roman" fo:font-size="14pt" fo:language="en" fo:country="US" fo:font-weight="normal" style:font-name-asian="Times New Roman1" style:font-size-asian="14pt" style:language-asian="ru" style:country-asian="RU" style:font-weight-asian="normal" style:font-size-complex="14pt" style:font-weight-complex="normal"/>
    </style:style>
    <style:style style:name="T11" style:family="text">
      <style:text-properties fo:color="#333333" style:font-name="Times New Roman" fo:font-size="14pt" fo:font-weight="normal" style:font-name-asian="Times New Roman1" style:font-size-asian="14pt" style:language-asian="ru" style:country-asian="RU" style:font-weight-asian="normal" style:font-size-complex="14pt" style:font-weight-complex="normal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language="en" fo:country="US" style:font-size-asian="12pt"/>
    </style:style>
    <style:style style:name="T14" style:family="text">
      <style:text-properties fo:language="en" fo:country="US"/>
    </style:style>
    <style:style style:name="T15" style:family="text">
      <style:text-properties fo:language="ru" fo:country="RU"/>
    </style:style>
    <style:style style:name="T16" style:family="text">
      <style:text-properties style:font-name="Consolas1"/>
    </style:style>
    <style:style style:name="T17" style:family="text">
      <style:text-properties style:font-name="Consolas1" fo:language="en" fo:country="US"/>
    </style:style>
    <style:style style:name="T18" style:family="text">
      <style:text-properties style:font-name="Consolas1" fo:language="ru" fo:country="RU"/>
    </style:style>
    <style:style style:name="T19" style:family="text">
      <style:text-properties style:font-name="Consolas1" fo:font-size="12pt" style:font-size-asian="12pt"/>
    </style:style>
    <style:style style:name="T20" style:family="text">
      <style:text-properties style:font-name="Consolas1" fo:font-size="12pt" fo:language="ru" fo:country="RU" style:font-size-asian="12pt"/>
    </style:style>
    <style:style style:name="T21" style:family="text">
      <style:text-properties style:font-name="Consolas1" fo:font-size="12pt" fo:language="en" fo:country="US" style:font-size-asian="12pt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4pt" style:font-size-asian="14pt" style:font-size-complex="14pt"/>
    </style:style>
    <style:style style:name="T24" style:family="text">
      <style:text-properties style:font-name="Times New Roman" fo:font-size="14pt" fo:language="en" fo:country="US" style:font-size-asian="14pt" style:font-size-complex="14pt"/>
    </style:style>
    <style:style style:name="T25" style:family="text">
      <style:text-properties style:font-name="Times New Roman" fo:font-size="12pt" style:font-size-asian="12pt"/>
    </style:style>
    <style:style style:name="T26" style:family="text">
      <style:text-properties style:font-name="Times New Roman" fo:font-size="12pt" fo:language="ru" fo:country="RU" style:font-size-asian="12pt"/>
    </style:style>
    <style:style style:name="T27" style:family="text">
      <style:text-properties style:font-name="Times New Roman" style:font-size-complex="14pt"/>
    </style:style>
    <style:style style:name="T28" style:family="text">
      <style:text-properties style:font-name="Times New Roman" fo:language="ru" fo:country="RU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МИНИСТЕРСТВО НАУКИ И ВЫСШЕГО ОБРАЗОВАНИЯ РОССИИ<text:line-break/></text:span><text:span text:style-name="T2">ФЕДЕРАЛЬНОЕ ГОСУДАРСТВЕННОЕ БЮДЖЕТНОЕ ОБРАЗОВАТЕЛЬНОЕ УЧРЕЖДЕНИЕ<text:line-break/>ВЫСШЕГО ОБРАЗОВАНИЯ<text:line-break/></text:span><text:span text:style-name="T1">«БЕЛГОРОДСКИЙ ГОСУДАРСТВЕННЫЙ<text:line-break/>ТЕХНОЛОГИЧЕСКИЙ УНИВЕРСИТЕТ им. В.Г.ШУХОВА»<text:line-break/>(БГТУ им. В.Г.Шухова)</text:span></text:p>
      <text:p text:style-name="P1"/>
      <text:p text:style-name="P2">Кафедра программного обеспечения вычислительной техники и автоматизированных систем</text:p>
      <text:p text:style-name="P2"/>
      <text:p text:style-name="P2"/>
      <text:p text:style-name="P2"/>
      <text:p text:style-name="P7"><text:span text:style-name="T4">Лабораторная работа № </text:span><text:span text:style-name="T5">4</text:span><text:span text:style-name="T4"><text:line-break/></text:span><text:span text:style-name="T3">«</text:span><text:span text:style-name="T6">REST API</text:span><text:span text:style-name="T7">»</text:span><text:span text:style-name="T4"><text:line-break/><text:line-break/></text:span></text:p>
      <text:p text:style-name="P4"/>
      <text:p text:style-name="P4"/>
      <text:p text:style-name="P4"/>
      <text:p text:style-name="P4"/>
      <text:p text:style-name="P3"/>
      <text:p text:style-name="P3"/>
      <text:p text:style-name="P6">Выполнил: ст. группы ПВ-41</text:p>
      <text:p text:style-name="P6">Анохин Дмитрий Андреевич <text:line-break/></text:p>
      <text:p text:style-name="P5"/>
      <text:p text:style-name="P5"/>
      <text:p text:style-name="P5"/>
      <text:p text:style-name="P3"/>
      <text:p text:style-name="P4"/>
      <text:p text:style-name="P4">Белгород 2019</text:p>
      <text:p text:style-name="P10"><text:soft-page-break/><text:span text:style-name="T8">Цель: </text:span><text:span text:style-name="T9"><text:s/></text:span><text:span text:style-name="T11">Изучить основы разработки </text:span><text:span text:style-name="T10">API</text:span><text:span text:style-name="T11"> для </text:span><text:span text:style-name="T10">web</text:span><text:span text:style-name="T11">-приложений. Разработать </text:span><text:span text:style-name="T10">REST</text:span><text:span text:style-name="T11"> </text:span><text:span text:style-name="T10">API.</text:span></text:p>
      <text:p text:style-name="P15"/>
      <text:p text:style-name="P9">Выполнение </text:p>
      <text:p text:style-name="P8"><text:tab/></text:p>
      <text:p text:style-name="P8"><text:span text:style-name="T14"><text:tab/>REST API </text:span><text:span text:style-name="T15">было разработано на базе </text:span><text:span text:style-name="T14">Node.js </text:span><text:span text:style-name="T15">с использованием фреймворка </text:span><text:span text:style-name="T14">ExpressJS </text:span><text:span text:style-name="T15">для роутинга и </text:span><text:span text:style-name="T14">Mongoose </text:span><text:span text:style-name="T15">для работы с базой данных </text:span><text:span text:style-name="T14">MongoDB</text:span>.</text:p>
      <text:p text:style-name="P8"/>
      <text:p text:style-name="P8">В <text:span text:style-name="T14">API </text:span><text:span text:style-name="T15">присутствуют следующие маршруты:</text:span></text:p>
      <text:p text:style-name="P8"><text:span text:style-name="T15"/></text:p>
      <text:p text:style-name="P8"><text:span text:style-name="T15">/</text:span><text:span text:style-name="T14">artist –</text:span><text:span text:style-name="T15"> для действий с исполнителями</text:span></text:p>
      <text:p text:style-name="P8"><text:span text:style-name="T14">/album - </text:span><text:span text:style-name="T15">для действий с альбомами </text:span><text:span text:style-name="T14">(CRUD, </text:span><text:span text:style-name="T15">поиск, получение чарта)</text:span></text:p>
      <text:p text:style-name="P8"><text:span text:style-name="T14">/user – </text:span><text:span text:style-name="T15">для авторизации и регистрации пользователей</text:span></text:p>
      <text:p text:style-name="P8"><text:span text:style-name="T14">/rating – </text:span><text:span text:style-name="T15">для действий с оценками</text:span></text:p>
      <text:p text:style-name="P8"><text:span text:style-name="T14">/review – </text:span><text:span text:style-name="T15">для действий с отзывами</text:span></text:p>
      <text:p text:style-name="P8"/>
      <text:p text:style-name="code">Методы <text:span text:style-name="T14">API </text:span><text:span text:style-name="T21">artist</text:span><text:span text:style-name="T14">:</text:span></text:p>
      <text:p text:style-name="P8"><text:span text:style-name="T14"/></text:p>
      <text:p text:style-name="P8"><text:span text:style-name="T21">GET / </text:span><text:span text:style-name="T14">- </text:span><text:span text:style-name="T15">получение всех исполнителей</text:span></text:p>
      <text:p text:style-name="P8"><text:span text:style-name="T21">GET /summary</text:span><text:span text:style-name="T13"> </text:span><text:span text:style-name="T14">—</text:span><text:span text:style-name="T15"> получение всех исполнителей. Возвращаются только поля </text:span><text:span text:style-name="T20">_</text:span><text:span text:style-name="T21">id</text:span><text:span text:style-name="T14"> </text:span><text:span text:style-name="T15">и </text:span><text:span text:style-name="T21">name</text:span></text:p>
      <text:p text:style-name="P13"><text:span text:style-name="T19">GET /trending</text:span><text:span text:style-name="T12"> </text:span>– <text:span text:style-name="T15">получение всех популярных исполнителей, отсортированных по полю </text:span><text:span text:style-name="T19">trendingDate</text:span> (<text:span text:style-name="T15">наиболее поздняя дата идет первой в списке</text:span>). <text:span text:style-name="T15">Можно задать параметр </text:span>URI <text:span text:style-name="T19">take</text:span>, <text:span text:style-name="T15">чтобы ограничить количество возвращаемых исполнителей</text:span></text:p>
      <text:p text:style-name="P13"><text:span text:style-name="T19">GET /:id</text:span> —<text:span text:style-name="T15"> получение исполнителя по его </text:span><text:span text:style-name="T20">_</text:span><text:span text:style-name="T19">id</text:span></text:p>
      <text:p text:style-name="P13"><text:span text:style-name="T19">POST /</text:span> - <text:span text:style-name="T15">добавление нового исполнителя. Формат тела запроса:</text:span></text:p>
      <text:p text:style-name="P14">{</text:p>
      <text:p text:style-name="P14"><text:s text:c="2"/>name, //<text:span text:style-name="T15">обязательное поле</text:span></text:p>
      <text:p text:style-name="P14"><text:s text:c="2"/>year, //<text:span text:style-name="T15">обязательное поле</text:span></text:p>
      <text:p text:style-name="P14"><text:s text:c="2"/>genres, //<text:span text:style-name="T15">обязательное поле</text:span></text:p>
      <text:p text:style-name="P14"><text:s text:c="2"/>imageUrl, </text:p>
      <text:p text:style-name="P14"><text:s text:c="2"/>trending //<text:span text:style-name="T15"> если </text:span>true, <text:span text:style-name="T15">то </text:span>trendingDate<text:span text:style-name="T15"> обновится до текущей даты</text:span></text:p>
      <text:p text:style-name="P14">}</text:p>
      <text:p text:style-name="P13"><text:span text:style-name="T19">PATCH /:id</text:span> —<text:span text:style-name="T15"> изменение существующего исполнителя с указанным </text:span><text:span text:style-name="T20">_</text:span><text:span text:style-name="T19">id</text:span>. <text:span text:style-name="T15">Изменяются только те поля, которые были указаны в теле запроса. Если </text:span><text:span text:style-name="T19">trending</text:span> <text:span text:style-name="T15">указан как </text:span><text:span text:style-name="T19">true</text:span>, <text:span text:style-name="T15">то </text:span><text:span text:style-name="T19">trendingDate</text:span><text:span text:style-name="T15"> обновится до текущей даты</text:span></text:p>
      <text:p text:style-name="P13"><text:span text:style-name="T19">DELETE /:id</text:span> – <text:span text:style-name="T15">удаление существующего исполнителя с указанным </text:span><text:span text:style-name="T20">_</text:span><text:span text:style-name="T19">id</text:span></text:p>
      <text:p text:style-name="P8"/>
      <text:p text:style-name="P8"/>
      <text:p text:style-name="code"><text:span text:style-name="T23">Методы </text:span><text:span text:style-name="T24">API</text:span><text:span text:style-name="T14"> album:</text:span></text:p>
      <text:p text:style-name="P8"><text:span text:style-name="T21">GET /</text:span><text:span text:style-name="T14"> </text:span><text:span text:style-name="T15">- получение всех альбомов</text:span></text:p>
      <text:p text:style-name="P8"><text:span text:style-name="T21">GET /summary</text:span><text:span text:style-name="T14"> —</text:span><text:span text:style-name="T15"> получение всех альбомов. Возвращаются только поля </text:span><text:span text:style-name="T20">_</text:span><text:span text:style-name="T21">id</text:span><text:span text:style-name="T14"> </text:span><text:span text:style-name="T15">и </text:span><text:span text:style-name="T21">name</text:span></text:p>
      <text:p text:style-name="P13"><text:span text:style-name="T19">GET /trending</text:span> <text:span text:style-name="T15">- получение всех популярных альбомов, отсортированных по полю </text:span><text:span text:style-name="T19">trendingDate</text:span> (<text:span text:style-name="T15">наиболее поздняя дата идет первой в списке</text:span>). <text:span text:style-name="T15">Можно задать параметр </text:span>URI take, <text:span text:style-name="T15">чтобы ограничить количество возвращаемых альбомов (например, </text:span><text:span text:style-name="T20">/</text:span><text:span text:style-name="T19">trending?take=5</text:span> <text:span text:style-name="T15">вернет 5 альбомов с самой поздней датой в </text:span><text:span text:style-name="T19">trendingDate</text:span><text:span text:style-name="T15">)</text:span></text:p>
      <text:p text:style-name="P13"><text:soft-page-break/><text:span text:style-name="T19">GET /chart </text:span>—<text:span text:style-name="T15"> получение альбомов, отсортированных по среднему рейтингу (альбом с наивысшим рейтингом идет первым в списке). </text:span><text:s/><text:span text:style-name="T15">Можно задать параметр </text:span>URI <text:span text:style-name="T19">take</text:span>, <text:span text:style-name="T15">чтобы ограничить количество возвращаемых альбомов</text:span></text:p>
      <text:p text:style-name="P13"><text:span text:style-name="T19">GET /where</text:span> —<text:span text:style-name="T15"> поиск альбомов по имени альбома или исполнителя. Вызов метода с параметром </text:span>URI name <text:span text:style-name="T15">осуществит поиск по имени альбома, </text:span><text:span text:style-name="T19">artist</text:span> —<text:span text:style-name="T15"> по имени исполнителя. Пример: </text:span><text:span text:style-name="T20">/</text:span><text:span text:style-name="T19">where?name=abc</text:span> <text:span text:style-name="T15">вернет все альбомы, в названии которых встречается строка </text:span><text:span text:style-name="T19">abc</text:span></text:p>
      <text:p text:style-name="P13"><text:span text:style-name="T19">GET /forartist/:id</text:span> - <text:s/><text:span text:style-name="T15">получение всех альбомов исполнителя с указанным </text:span><text:span text:style-name="T20">_</text:span><text:span text:style-name="T19">id</text:span>. <text:span text:style-name="T15">Возвращаемые альбома отсортированны по году от наиболее ранних до наиболее поздних.</text:span></text:p>
      <text:p text:style-name="P13"><text:span text:style-name="T19">GET /:id</text:span> – <text:span text:style-name="T15">получение альбома по его </text:span><text:span text:style-name="T20">_</text:span><text:span text:style-name="T19">id</text:span></text:p>
      <text:p text:style-name="P13"><text:span text:style-name="T19">POST / </text:span>- <text:span text:style-name="T15">добавление нового альбома. Формат тела запроса:</text:span></text:p>
      <text:p text:style-name="P14">{</text:p>
      <text:p text:style-name="P14"><text:s text:c="2"/>name, //<text:span text:style-name="T15">обязательное поле</text:span></text:p>
      <text:p text:style-name="P14"><text:s text:c="2"/>year, //<text:span text:style-name="T15">обязательное поле</text:span></text:p>
      <text:p text:style-name="P14"><text:s text:c="2"/>genres, //<text:span text:style-name="T15">обязательное поле</text:span></text:p>
      <text:p text:style-name="P14"><text:span text:style-name="T15"><text:s text:c="2"/></text:span>artist, //<text:span text:style-name="T15">обязательное поле</text:span></text:p>
      <text:p text:style-name="P14"><text:s text:c="2"/>imageUrl, </text:p>
      <text:p text:style-name="P14"><text:s text:c="2"/>trending //<text:span text:style-name="T15"> если </text:span>true, <text:span text:style-name="T15">то </text:span>trendingDate<text:span text:style-name="T15"> обновится до текущей даты</text:span></text:p>
      <text:p text:style-name="P14"><text:span text:style-name="T15">}</text:span></text:p>
      <text:p text:style-name="P13"><text:span text:style-name="T19">PATCH /:id</text:span> -<text:span text:style-name="T15"> изменение существующего альбома с указанным </text:span><text:span text:style-name="T20">_</text:span><text:span text:style-name="T19">id</text:span>. <text:span text:style-name="T15">Изменяются только те поля, которые были указаны в теле запроса.</text:span> <text:span text:style-name="T15">Если </text:span><text:span text:style-name="T19">trending</text:span> <text:span text:style-name="T15">указан как </text:span><text:span text:style-name="T19">true</text:span>, <text:span text:style-name="T15">то </text:span><text:span text:style-name="T19">trendingDate</text:span><text:span text:style-name="T15"> обновится до текущей даты</text:span></text:p>
      <text:p text:style-name="P13"><text:span text:style-name="T19">DELETE /:id </text:span>- <text:span text:style-name="T15"><text:s/>удаление существующего альбома с указанным </text:span><text:span text:style-name="T20">_</text:span><text:span text:style-name="T19">id</text:span></text:p>
      <text:p text:style-name="P13"/>
      <text:p text:style-name="P13"/>
      <text:p text:style-name="P8">Методы <text:span text:style-name="T14">API </text:span><text:span text:style-name="T21">user</text:span><text:span text:style-name="T14">:</text:span></text:p>
      <text:p text:style-name="P8"><text:span text:style-name="T14"/></text:p>
      <text:p text:style-name="P8"><text:span text:style-name="T21">GET /</text:span><text:span text:style-name="T14"> </text:span><text:span text:style-name="T15">- получение всех пользователей</text:span></text:p>
      <text:p text:style-name="P8"><text:span text:style-name="T21">GET /verify</text:span><text:span text:style-name="T14"> —</text:span><text:span text:style-name="T15"> подтверждение валидности </text:span><text:span text:style-name="T14">Bearer-</text:span><text:span text:style-name="T15">токена, отправленного в заголовке запроса. Если токен валидный, то в ответ вернется информация о пользователе, которому выдан токен</text:span></text:p>
      <text:p text:style-name="P8"><text:span text:style-name="T21">POST /new </text:span><text:span text:style-name="T14">—</text:span><text:span text:style-name="T15"> регистрация нового пользователя. Формат тела запроса:</text:span></text:p>
      <text:p text:style-name="P14">{</text:p>
      <text:p text:style-name="P14"><text:s text:c="2"/>username, //<text:span text:style-name="T15">обязательное поле</text:span></text:p>
      <text:p text:style-name="P14"><text:s text:c="2"/>email, //<text:span text:style-name="T15">обязательное поле</text:span></text:p>
      <text:p text:style-name="P14"><text:s text:c="2"/>password, //<text:span text:style-name="T15">обязательное поле</text:span></text:p>
      <text:p text:style-name="P14"><text:span text:style-name="T15">}</text:span></text:p>
      <text:p text:style-name="P13">POST <text:span text:style-name="T19">/auth</text:span> —<text:span text:style-name="T15"> выдача зарегистрированному пользователю нового токена. Формат тела запроса:</text:span></text:p>
      <text:p text:style-name="P14">{</text:p>
      <text:p text:style-name="P14"><text:s text:c="2"/>username, //<text:span text:style-name="T15">обязательное поле</text:span></text:p>
      <text:p text:style-name="P14"><text:s text:c="2"/>password, //<text:span text:style-name="T15">обязательное поле</text:span></text:p>
      <text:p text:style-name="P14"><text:span text:style-name="T15">}</text:span></text:p>
      <text:p text:style-name="P13">POST <text:span text:style-name="T19">/checkusername</text:span> —<text:span text:style-name="T15"> проверка, свободно ли данное имя пользователя. Формат тела запроса:</text:span></text:p>
      <text:p text:style-name="P14">{</text:p>
      <text:p text:style-name="P14"><text:soft-page-break/><text:s text:c="2"/>username, //<text:span text:style-name="T15">обязательное поле</text:span></text:p>
      <text:p text:style-name="P14"><text:span text:style-name="T15">}</text:span></text:p>
      <text:p text:style-name="P13">POST <text:span text:style-name="T19">/checkemail</text:span> —<text:span text:style-name="T15"> проверка, свободен ли данный </text:span>email<text:span text:style-name="T15">. Формат тела запроса:</text:span></text:p>
      <text:p text:style-name="P14">{</text:p>
      <text:p text:style-name="P14"><text:s text:c="2"/>email, //<text:span text:style-name="T15">обязательное поле</text:span></text:p>
      <text:p text:style-name="P14"><text:span text:style-name="T15">}</text:span></text:p>
      <text:p text:style-name="P13"/>
      <text:p text:style-name="P8"/>
      <text:p text:style-name="P8">Методы <text:span text:style-name="T14">API </text:span><text:span text:style-name="T21">rating</text:span><text:span text:style-name="T14">:</text:span></text:p>
      <text:p text:style-name="P8"><text:span text:style-name="T14"/></text:p>
      <text:p text:style-name="P8"><text:span text:style-name="T21">GET /foruser/:id </text:span><text:span text:style-name="T14">– </text:span><text:span text:style-name="T15">получение всех оценок пользователя с указанным </text:span><text:span text:style-name="T20">_</text:span><text:span text:style-name="T21">id. </text:span><text:span text:style-name="T15">Можно задать параметр </text:span><text:span text:style-name="T14">URI </text:span><text:span text:style-name="T21">short=true</text:span><text:span text:style-name="T14">, </text:span><text:span text:style-name="T15">чтобы не заполнялось ссылочное поле </text:span><text:span text:style-name="T21">album</text:span><text:span text:style-name="T14"> (</text:span><text:span text:style-name="T15">в </text:span><text:span text:style-name="T21">album</text:span><text:span text:style-name="T14"> </text:span><text:span text:style-name="T15">будет только </text:span><text:span text:style-name="T20">_</text:span><text:span text:style-name="T21">id</text:span><text:span text:style-name="T14"> </text:span><text:span text:style-name="T15">альбома, а не весь объект)</text:span></text:p>
      <text:p text:style-name="P8"><text:span text:style-name="T21">GET /foralbum/:id </text:span><text:span text:style-name="T14">—</text:span><text:span text:style-name="T15"> получение всех оценок, поставленных альбому </text:span><text:span text:style-name="T14">c </text:span><text:span text:style-name="T15">указанным </text:span><text:span text:style-name="T21">_id. </text:span><text:span text:style-name="T15">Можно задать параметр </text:span><text:span text:style-name="T14">URI </text:span><text:span text:style-name="T21">short=true</text:span><text:span text:style-name="T14">, </text:span><text:span text:style-name="T15">чтобы не заполнялось ссылочное поле </text:span><text:span text:style-name="T21">album</text:span><text:span text:style-name="T14"> (</text:span><text:span text:style-name="T15">в </text:span><text:span text:style-name="T21">album</text:span><text:span text:style-name="T14"> </text:span><text:span text:style-name="T15">будет только </text:span><text:span text:style-name="T20">_</text:span><text:span text:style-name="T21">id</text:span><text:span text:style-name="T14"> </text:span><text:span text:style-name="T15">альбома, а не весь объект)</text:span></text:p>
      <text:p text:style-name="P13"><text:span text:style-name="T19">GET /my/:id</text:span><text:span text:style-name="T20"> </text:span><text:span text:style-name="T15">— получение оценки авторизованного пользователя, поставленной альбому с указанным </text:span><text:span text:style-name="T20">_</text:span><text:span text:style-name="T19">id</text:span>. <text:span text:style-name="T15">(здесь и далее авторизованный пользователь определяется по </text:span>Bearer<text:span text:style-name="T15">-токену, указанному в заголовке запроса). Если пользователь не ставил оценки этому альбому, возвращается код 404</text:span></text:p>
      <text:p text:style-name="P13"><text:span text:style-name="T19">POST /rate</text:span> —<text:span text:style-name="T15"> добавление или обновление оценки авторизованного пользователя. Поле </text:span><text:span text:style-name="T19">ratingDate</text:span> <text:span text:style-name="T15"><text:s/>обновится до текущей даты. Формат тела запроса:</text:span></text:p>
      <text:p text:style-name="P14">{</text:p>
      <text:p text:style-name="P14"><text:s text:c="2"/>user, //<text:span text:style-name="T15">обязательное поле</text:span></text:p>
      <text:p text:style-name="P14"><text:s text:c="2"/>album, //<text:span text:style-name="T15">обязательное поле</text:span></text:p>
      <text:p text:style-name="P14"><text:s text:c="2"/>value, //<text:span text:style-name="T15">обязательное поле</text:span></text:p>
      <text:p text:style-name="P14"><text:span text:style-name="T15">}</text:span></text:p>
      <text:p text:style-name="P13"><text:span text:style-name="T19">DELETE /:id </text:span><text:s/><text:span text:style-name="T15">- удаление оценки с указанным </text:span><text:span text:style-name="T20">_</text:span><text:span text:style-name="T19">id</text:span></text:p>
      <text:p text:style-name="P13"><text:span text:style-name="T19">DELETE /my/:id</text:span> – <text:span text:style-name="T15">удаление оценки авторизованного пользователя, поставленной альбому с указанным </text:span><text:span text:style-name="T20">_</text:span><text:span text:style-name="T19">id</text:span></text:p>
      <text:p text:style-name="P13"/>
      <text:p text:style-name="P13"/>
      <text:p text:style-name="P8">Методы <text:span text:style-name="T14">API </text:span><text:span text:style-name="T21">review</text:span><text:span text:style-name="T14">:</text:span></text:p>
      <text:p text:style-name="P8"><text:span text:style-name="T14"/></text:p>
      <text:p text:style-name="P8"><text:span text:style-name="T21">GET /foralbum/:id </text:span><text:span text:style-name="T14">- </text:span><text:span text:style-name="T15">получение всех рецензий, написанных на альбом </text:span><text:span text:style-name="T14">c </text:span><text:span text:style-name="T15">указанным </text:span><text:span text:style-name="T21">_id. </text:span><text:span text:style-name="T15">Можно задать параметр </text:span><text:span text:style-name="T14">URI </text:span><text:span text:style-name="T21">short=true</text:span><text:span text:style-name="T14">, </text:span><text:span text:style-name="T15">чтобы не заполнялось ссылочное поле </text:span><text:span text:style-name="T21">album</text:span><text:span text:style-name="T14"> (</text:span><text:span text:style-name="T15">в </text:span><text:span text:style-name="T21">album</text:span><text:span text:style-name="T14"> </text:span><text:span text:style-name="T15">будет только </text:span><text:span text:style-name="T20">_</text:span><text:span text:style-name="T21">id</text:span><text:span text:style-name="T14"> </text:span><text:span text:style-name="T15">альбома, а не весь объект)</text:span></text:p>
      <text:p text:style-name="P8"><text:span text:style-name="T21">GET /other/:id </text:span><text:span text:style-name="T15">- получение всех рецензий, написанных на альбом </text:span><text:span text:style-name="T14">c </text:span><text:span text:style-name="T15">указанным </text:span><text:span text:style-name="T21">_id</text:span><text:span text:style-name="T14">, </text:span><text:span text:style-name="T15">кроме рецензии авторизованного пользователя</text:span><text:span text:style-name="T21">. </text:span><text:span text:style-name="T15">Можно задать параметр </text:span><text:span text:style-name="T14">URI </text:span><text:span text:style-name="T21">short=true</text:span><text:span text:style-name="T14">, </text:span><text:span text:style-name="T15">чтобы не заполнялось ссылочное поле </text:span><text:span text:style-name="T21">album</text:span><text:span text:style-name="T14"> (</text:span><text:span text:style-name="T15">в </text:span><text:span text:style-name="T21">album</text:span><text:span text:style-name="T14"> </text:span><text:span text:style-name="T15">будет только </text:span><text:span text:style-name="T20">_</text:span><text:span text:style-name="T21">id</text:span><text:span text:style-name="T14"> </text:span><text:span text:style-name="T15">альбома, а не весь объект)</text:span></text:p>
      <text:p text:style-name="P13"><text:span text:style-name="T20">GET /trending</text:span><text:span text:style-name="T15"> - получение всех избранных рецензий, отсортированных по полю </text:span><text:span text:style-name="T20">trendingDate</text:span><text:span text:style-name="T15"> (наиболее поздняя дата идет первой в списке). Можно задать параметр URI take, чтобы ограничить количество возвращаемых рецензий, а также параметр </text:span><text:span text:style-name="T19">trunc,</text:span><text:span text:style-name="T27"> </text:span><text:span text:style-name="T28">чтобы ограничить длину поля </text:span><text:span text:style-name="T19">body </text:span><text:span text:style-name="T28">для возвращаемых рецензий</text:span><text:span text:style-name="T27">.</text:span></text:p>
      <text:p text:style-name="P13"><text:soft-page-break/><text:span text:style-name="T19">GET /my/:id</text:span> —<text:span text:style-name="T15"> получение рецензии авторизованного пользователя на альбом с указанным </text:span><text:span text:style-name="T20">_</text:span><text:span text:style-name="T19">id</text:span></text:p>
      <text:p text:style-name="P13"><text:span text:style-name="T19">POST /review</text:span> —<text:span text:style-name="T15"> добавление или редактирование рецензии авторизованного пользователя. Формат тела запроса:</text:span></text:p>
      <text:p text:style-name="P14">{</text:p>
      <text:p text:style-name="P14"><text:s text:c="2"/>user, //<text:span text:style-name="T15">обязательное поле</text:span></text:p>
      <text:p text:style-name="P14"><text:s text:c="2"/>album, //<text:span text:style-name="T15">обязательное поле</text:span></text:p>
      <text:p text:style-name="P14"><text:s text:c="2"/>title, //<text:span text:style-name="T15">обязательное поле</text:span></text:p>
      <text:p text:style-name="P14"><text:span text:style-name="T15"><text:s text:c="2"/></text:span>body, //<text:span text:style-name="T15">обязательное поле</text:span></text:p>
      <text:p text:style-name="P14"><text:s text:c="2"/>trending //<text:span text:style-name="T15"> если </text:span>true, <text:span text:style-name="T15">то </text:span>trendingDate<text:span text:style-name="T15"> обновится до текущей даты</text:span></text:p>
      <text:p text:style-name="P14"><text:span text:style-name="T15">}</text:span></text:p>
      <text:p text:style-name="P13"><text:span text:style-name="T19">PATCH /:id</text:span> —<text:span text:style-name="T15"> изменение существующей рецензии с указанным </text:span><text:span text:style-name="T20">_id</text:span>. <text:span text:style-name="T15">Изменяются только те поля, которые были указаны в теле запроса.</text:span> <text:span text:style-name="T15">Если </text:span><text:span text:style-name="T19">trending</text:span> <text:span text:style-name="T15">указан как </text:span><text:span text:style-name="T19">true</text:span>, <text:span text:style-name="T15">то </text:span><text:span text:style-name="T19">trendingDate</text:span><text:span text:style-name="T15"> обновится до текущей даты</text:span></text:p>
      <text:p text:style-name="P13"><text:span text:style-name="T19">DELETE /:id</text:span> – <text:span text:style-name="T15">удаление существующей рецензии с указанным </text:span><text:span text:style-name="T20">_id</text:span></text:p>
      <text:p text:style-name="P13"><text:span text:style-name="T19">DELETE /my/:id</text:span> <text:span text:style-name="T15">- удаление рецензии авторизованного пользователя на альбом с указанным</text:span><text:span text:style-name="T20"> _</text:span><text:span text:style-name="T19">i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nsolas2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default-outline-level="1" style:list-style-name="" style:class="text">
      <style:paragraph-properties loext:contextual-spacing="false" fo:margin-top="0.847cm" fo:margin-bottom="0cm" fo:keep-together="always" fo:keep-with-next="always"/>
      <style:text-properties fo:color="#2e74b5" style:font-name="Calibri Light" fo:font-size="14pt" fo:font-weight="bold" style:font-name-asian="Calibri1" style:font-size-asian="14pt" style:font-weight-asian="bold" style:font-name-complex="Tahoma1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ize="13pt" style:font-name-asian="Calibri1" style:font-size-asian="13pt" style:font-name-complex="Tahoma1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loext:contextual-spacing="false" fo:margin-top="0.071cm" fo:margin-bottom="0cm" fo:keep-together="always" fo:keep-with-next="always"/>
      <style:text-properties fo:color="#1f4d78" style:font-name="Calibri Light" fo:font-size="12pt" style:font-name-asian="Calibri1" style:font-size-asian="12pt" style:font-name-complex="Tahoma1" style:font-size-complex="12pt"/>
    </style:style>
    <style:style style:name="pe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fig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e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color="#333333" style:font-name="Consolas2" fo:font-size="12pt" fo:font-style="normal" fo:font-weight="normal" style:font-name-asian="Times New Roman1" style:font-size-asian="14pt" style:language-asian="ru" style:country-asian="RU" style:font-style-asian="normal" style:font-weight-asian="normal" style:font-size-complex="12pt" style:font-style-complex="normal" style:font-weight-complex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4pt" fo:font-weight="bold" style:font-name-asian="Calibri1" style:font-size-asian="14pt" style:font-weight-asian="bold" style:font-name-complex="Tahoma1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Calibri1" style:font-size-asian="8pt" style:font-name-complex="Tahoma1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size="13pt" style:font-name-asian="Calibri1" style:font-size-asian="13pt" style:font-name-complex="Tahoma1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size="12pt" style:font-name-asian="Calibri1" style:font-size-asian="12pt" style:font-name-complex="Tahoma1" style:font-size-complex="12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89cm" fo:margin-left="2.1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55cm" fo:margin-right="0.79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qwer</meta:initial-creator>
    <meta:editing-cycles>51</meta:editing-cycles>
    <meta:creation-date>2019-09-28T16:07:00</meta:creation-date>
    <dc:date>2020-01-10T11:50:59.34</dc:date>
    <meta:editing-duration>PT10H14M21S</meta:editing-duration>
    <meta:generator>OpenOffice/4.1.6$Win32 OpenOffice.org_project/416m1$Build-9790</meta:generator>
    <meta:document-statistic meta:table-count="0" meta:image-count="0" meta:object-count="0" meta:page-count="5" meta:paragraph-count="100" meta:word-count="935" meta:character-count="6717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